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style:language-asian="fr" style:country-asian="FR" style:font-name-complex="Times New Roman"/>
    </style:style>
    <style:style style:name="P3" style:family="paragraph" style:parent-style-name="Normal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 style:master-page-name="MP0">
      <style:paragraph-properties fo:line-height="150%" fo:text-align="justify" style:justify-single-word="false" style:page-number="auto" fo:break-before="page"/>
    </style:style>
    <style:style style:name="P5" style:family="paragraph" style:parent-style-name="Normal">
      <style:paragraph-properties fo:line-height="150%"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Normal">
      <style:paragraph-properties fo:line-height="150%" fo:text-align="start" style:justify-single-word="false"/>
    </style:style>
    <style:style style:name="T1" style:family="text">
      <style:text-properties fo:color="#000000" style:font-name="Times New Roman" fo:language="en" fo:country="GB" style:font-name-complex="Times New Roman"/>
    </style:style>
    <style:style style:name="T2" style:family="text">
      <style:text-properties style:font-name="Times New Roman" fo:language="en" fo:country="GB" style:language-asian="fr" style:country-asian="FR" style:font-name-complex="Times New Roman"/>
    </style:style>
    <style:style style:name="T3" style:family="text">
      <style:text-properties style:font-name="Times New Roman" style:language-asian="fr" style:country-asian="FR" style:font-name-complex="Times New Roman"/>
    </style:style>
    <style:style style:name="T4" style:family="text">
      <style:text-properties style:font-name="Times New Roman" fo:font-style="italic" style:language-asian="fr" style:country-asian="FR" style:font-style-asian="italic" style:font-name-complex="Times New Roman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Copyeditor : Mathilde Nicolas. </text:span></text:span></text:p>
      <text:p text:style-name="P1"><text:span text:style-name="Default_20_Paragraph_20_Font"><text:span text:style-name="T2">Creator: Renaudot, Théophraste (1586-1653). </text:span></text:span></text:p>
      <text:p text:style-name="P2">Title: Gazette.</text:p>
      <text:p text:style-name="P1"><text:span text:style-name="Default_20_Paragraph_20_Font"><text:span text:style-name="T3">Date : 1664/05/10. </text:span></text:span></text:p>
      <text:p text:style-name="P1"><text:span text:style-name="Default_20_Paragraph_20_Font"><text:span text:style-name="T3">Bibl: Renaudot</text:span></text:span><text:span text:style-name="Default_20_Paragraph_20_Font"><text:span text:style-name="T3"> Théophraste, </text:span></text:span><text:span text:style-name="Default_20_Paragraph_20_Font"><text:span text:style-name="T4">Recueil des gazettes nouvelles, ordinaires et extraordinaires. Relations et récits des choses avenues tant en ce royaume qu'ailleurs, pendant l'année mil six cent soixante-quatre.</text:span></text:span><text:span text:style-name="Default_20_Paragraph_20_Font"><text:span text:style-name="T3">, Paris, Bureau d’adresse, 1664.</text:span></text:span></text:p>
      <text:p text:style-name="P3"/>
      <text:p text:style-name="P5">456</text:p>
      <text:p text:style-name="P6"><text:span text:style-name="T5">Le premier du Courant, Leurs Majestez, avec lesquelles<text:line-break/>estoyent Monseigneur le Dauphin, Monsieur, &amp; Madame,<text:line-break/>arrivérent sur les 6 heures à S. Cloud : la Reyne Mére ayant<text:line-break/>oüi Vespres au Couvent des Religieuses de Challiot.<text:line-break/>Le 2, la Cour prit le divertissement de la Promenade dans<text:line-break/>le délicieux Jardin de cette belle Maison : les Reynes en<text:line-break/>chaise, &amp; les Dames en Caléche.<text:line-break/>Le 3, ces Princesses, accompagnées de Monsieur, allérent<text:line-break/>oüir Messe au Mont Valérien, à cause de la Feste de l'Inven-<text:line-break/>ion de Sainte Croix: &amp; le lendemain, premier Dimanche<text:line-break/>du mois, Elles firent leurs dévotions au Monastére des Ursu-<text:line-break/>lines de S. Cloud.<text:line-break/>Le 4, Leurs Majestez furent diverties par la Comédie<text:line-break/>Françoise: &amp; le Roy ayant ces jours là , traité toute la<text:line-break/>Cour, avec une magnificence singuliére, Elles en partirent<text:line-break/>le 5, pour aller à Versailles, prendre les divertissemens qui<text:line-break/>leur y estoyent préparez sous le titre des Plaisir de l’Isle en-<text:line-break/>chantée, &amp; qu'on avoit partagez en trois Journées.<text:line-break/>Le premier, qui estoit une Course de Bague, se donna le<text:line-break/>7, sur les six heures du soir : &amp; tous les Chevaliers s'y estans<text:line-break/>signalez, le Marquis de la Valliére l'emporta, &amp; eut l'hon-<text:line-break/>neur d'en recevoir le Prix des mains de la Reyne Mére, qui<text:line-break/>estoit une Epée enrichie de Diamans. La nuit estant surve-<text:line-break/>nuë, il parut plus de deux mille lumiéres, à la clarté desquel-<text:line-break/></text:span><text:soft-page-break/><text:span text:style-name="T5">1es on servit un superbe Festin de plus de 40 Bassins de vian-<text:line-break/>de, &amp; d'autant de Pyramides : Leurs Majestez estans accom-<text:line-break/>pagnées à Table, de grand nombre des principales Dames<text:line-break/>fort bien parées.<text:line-break/>Le 8, il y eut pour la seconde Journée, Comédie Fran-<text:line-break/>çoise, entremeslée de Concerts, de Récits, &amp; d’Entrées de<text:line-break/>Balet, ainsi que vous verrez ailleurs, dans le détail de tous<text:line-break/>ces agréables divertissemens, qui se terminérent hier, par<text:line-break/>un Balet sur l'eau, &amp; un tres beau feu d'Artifice.<text:line-break/>A Paris, du Bureau d’Adresse, aux Galleries du .Louvre,<text:line-break/>devant la ruë S.Thomas, le 10 May 1664.<text:line-break/></text:span><text:span text:style-name="Default_20_Paragraph_20_Font"><text:span text:style-name="T5">Avec Privilé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 style:vertical-align="baseline"/>
      <style:text-properties style:font-name="Calibri" fo:font-size="12pt" style:font-name-asian="Calibri" style:font-size-asian="12pt" style:font-name-complex="F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2:00Z</meta:creation-date>
    <dc:date>2020-02-13T12:40:25.41</dc:date>
    <meta:editing-cycles>3</meta:editing-cycles>
    <meta:editing-duration>PT4M16S</meta:editing-duration>
    <meta:document-statistic meta:table-count="0" meta:image-count="0" meta:object-count="0" meta:page-count="2" meta:paragraph-count="7" meta:word-count="383" meta:character-count="2272"/>
    <meta:template xlink:type="simple" xlink:actuate="onRequest" xlink:title="" xlink:href="Normal"/>
  </office:meta>
</office:document-meta>
</file>